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ARiel" svg:font-family="ARie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758b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" officeooo:rsid="005679bd" officeooo:paragraph-rsid="005679b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671d8" officeooo:paragraph-rsid="006671d8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82286" officeooo:paragraph-rsid="00682286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officeooo:paragraph-rsid="006b3208"/>
    </style:style>
    <style:style style:name="P6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50%" style:writing-mode="lr-tb"/>
      <style:text-properties fo:font-size="12pt" style:font-size-asian="12pt" style:font-size-complex="12pt"/>
    </style:style>
    <style:style style:name="P8" style:family="paragraph" style:parent-style-name="Text_20_body">
      <style:paragraph-properties fo:line-height="100%" fo:text-align="justify" style:justify-single-word="false" style:writing-mode="lr-tb"/>
      <style:text-properties fo:font-size="12pt" officeooo:paragraph-rsid="0064f77d" style:font-size-asian="12pt" style:font-size-complex="12pt"/>
    </style:style>
    <style:style style:name="P9" style:family="paragraph" style:parent-style-name="Text_20_body">
      <style:paragraph-properties fo:line-height="100%" fo:text-align="justify" style:justify-single-word="false" style:writing-mode="lr-tb"/>
      <style:text-properties fo:font-size="12pt" officeooo:paragraph-rsid="0050ada6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64f77d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size="12pt" officeooo:paragraph-rsid="0064f77d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size="12pt" officeooo:paragraph-rsid="005d1553" style:font-size-asian="12pt" style:font-size-complex="12pt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d1553" style:font-size-asian="12pt" style:font-size-complex="12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0ada6" style:font-size-asian="12pt" style:font-size-complex="12pt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24" style:family="paragraph" style:parent-style-name="Bibliography_20_1">
      <style:paragraph-properties fo:line-height="150%"/>
      <style:text-properties style:font-name="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8254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1c45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50ada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3dc5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47d8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2b86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c1458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29d2a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3fbb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758bc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e03c2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fc46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03de0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c5c46" style:text-blinking="false" fo:background-color="transparent" loext:char-shading-value="0"/>
    </style:style>
    <style:style style:name="T32" style:family="text">
      <style:text-properties fo:font-weight="bold" style:font-weight-asian="bold"/>
    </style:style>
    <style:style style:name="T33" style:family="text">
      <style:text-properties officeooo:rsid="0064f77d"/>
    </style:style>
    <style:style style:name="T34" style:family="text">
      <style:text-properties style:font-name="ARiel"/>
    </style:style>
    <style:style style:name="T35" style:family="text">
      <style:text-properties style:font-name="ARiel" officeooo:rsid="0064f77d"/>
    </style:style>
    <style:style style:name="T36" style:family="text">
      <style:text-properties style:font-name="ARiel" officeooo:rsid="00682286"/>
    </style:style>
    <style:style style:name="T37" style:family="text">
      <style:text-properties style:font-name="ARiel" officeooo:rsid="0069438d"/>
    </style:style>
    <style:style style:name="T38" style:family="text">
      <style:text-properties style:font-name="ARiel" officeooo:rsid="006b3208"/>
    </style:style>
    <style:style style:name="T39" style:family="text">
      <style:text-properties style:font-name="ARiel" fo:font-weight="bold" officeooo:rsid="006b3208"/>
    </style:style>
    <style:style style:name="T40" style:family="text">
      <style:text-properties style:font-name="ARiel" officeooo:rsid="006671d8"/>
    </style:style>
    <style:style style:name="T41" style:family="text">
      <style:text-properties style:font-name="ARiel" fo:font-weight="normal" officeooo:rsid="006b3208" style:font-weight-asian="normal" style:font-weight-complex="normal"/>
    </style:style>
    <style:style style:name="T42" style:family="text">
      <style:text-properties style:font-name="ARiel" officeooo:rsid="006b3b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d9563954-3bf5-1e43-32ee-80ea9bca29fb"/>Fundamentação SHA-3 baixo consumo</text:p>
      <text:p text:style-name="P7"/>
      <text:p text:style-name="P14"><text:span text:style-name="T1"><text:tab/>A necessidade de avanços na segurança computacional é algo inerente ao desenvolvimento tecnológico. As funções de hash criptográfico</text:span><text:span text:style-name="T2">(SHA)</text:span><text:span text:style-name="T1"> são uma das formas mais seguras de proteção da informação. Sendo essas </text:span><text:span text:style-name="T3">funções </text:span><text:span text:style-name="T1">alvo</text:span><text:span text:style-name="T3">s</text:span><text:span text:style-name="T1"> de estudos e tentativas de quebras. Alguns exemplos que sofreram quebra são MD5</text:span><text:bookmark-start text:name="ZOTERO_BREF_Pk7sTmmY1wkC"/><text:span text:style-name="T1">(JARVINEN; TOMMISKA; SKYTTA, 2005)</text:span><text:bookmark-end text:name="ZOTERO_BREF_Pk7sTmmY1wkC"/><text:span text:style-name="T1"> e SHA-1</text:span><text:bookmark-start text:name="ZOTERO_BREF_v8esvTxtSGut"/><text:span text:style-name="T1">(FIPS 180 - 1, 1995)</text:span><text:bookmark-end text:name="ZOTERO_BREF_v8esvTxtSGut"/><text:span text:style-name="T1">. Atualmente a função que domina as aplicações é a família de algoritmos SHA-2</text:span><text:bookmark-start text:name="ZOTERO_BREF_vmZpTo3ugdMl"/><text:span text:style-name="T1">(FIPS 180 - 2, 2002)</text:span><text:bookmark-end text:name="ZOTERO_BREF_vmZpTo3ugdMl"/><text:span text:style-name="T1">.</text:span></text:p>
      <text:p text:style-name="P12"><text:span text:style-name="T1"/></text:p>
      <text:p text:style-name="P13"><text:span text:style-name="T1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1">(DANG, 2015)</text:span><text:bookmark-end text:name="ZOTERO_BREF_RtDDDhpigo7H"/><text:span text:style-name="T1">, vencendo 63 outros algoritmos, que passou a ser o novo padrão SHA-3</text:span><text:bookmark-start text:name="ZOTERO_BREF_dccwNUM3wAgr"/><text:bookmark-start text:name="ZOTERO_BREF_qJd5XdqGuSmO"/><text:span text:style-name="T1">(DANG, 2015)</text:span><text:bookmark-end text:name="ZOTERO_BREF_dccwNUM3wAgr"/><text:bookmark-end text:name="ZOTERO_BREF_qJd5XdqGuSmO"/><text:span text:style-name="T1">. </text:span></text:p>
      <text:p text:style-name="P11"><text:span text:style-name="T1"/></text:p>
      <text:p text:style-name="P10"><text:span text:style-name="T4">O algoritmo Keccak </text:span><text:span text:style-name="T2">destacou-se</text:span><text:span text:style-name="T4"> devido as suas qualidades únicas, o seu design elegante e sua capacidade de funcionar bem em muitos dispositivos de computação diferentes, tendo </text:span><text:span text:style-name="T2">melhor</text:span><text:span text:style-name="T4"> desempenho em hardware do que SHA-2 ou qualquer um dos outros finalistas. Este concurso </text:span><text:span text:style-name="T5">incentivou</text:span><text:span text:style-name="T4"> o desenvolvimento de algoritmos SHA-3 baseados </text:span><text:span text:style-name="T2">em alguns de seus </text:span><text:span text:style-name="T4">finalistas: </text:span><text:span text:style-name="T2">BLAKE</text:span><text:bookmark-start text:name="ZOTERO_BREF_icuOFGnWjfdi"/><text:span text:style-name="T2">(KAHRI et al., 2013)</text:span><text:bookmark-end text:name="ZOTERO_BREF_icuOFGnWjfdi"/><text:span text:style-name="T2">, Grøstl</text:span><text:bookmark-start text:name="ZOTERO_BREF_Ft7HAmrwaYiG"/><text:span text:style-name="T10">(BALDWIN et al., 2009)</text:span><text:bookmark-end text:name="ZOTERO_BREF_Ft7HAmrwaYiG"/><text:span text:style-name="T2"> e Keccak, por exemplo.</text:span><text:span text:style-name="T4"> </text:span></text:p>
      <text:p text:style-name="P11"><text:span text:style-name="T4"/></text:p>
      <text:p text:style-name="P13"><text:span text:style-name="T2">No</text:span><text:span text:style-name="T1"> </text:span><text:span text:style-name="T2">livro</text:span><text:span text:style-name="T1">, Computers and Electrical Engineering</text:span><text:bookmark-start text:name="ZOTERO_BREF_Hm4TfP6n1qqk"/><text:span text:style-name="T1">(KUNDI; AZIZ, 2016)</text:span><text:bookmark-end text:name="ZOTERO_BREF_Hm4TfP6n1qqk"/><text:span text:style-name="T1">, </text:span><text:span text:style-name="T6"><text:s/>é </text:span><text:span text:style-name="T1">apresent</text:span><text:span text:style-name="T5">ado</text:span><text:span text:style-name="T1"> dois algoritmos SHA-3 em FPGA usando </text:span><text:span text:style-name="T7">P</text:span><text:span text:style-name="T1">rocessamento </text:span><text:span text:style-name="T7">D</text:span><text:span text:style-name="T1">igital de </text:span><text:span text:style-name="T7">I</text:span><text:span text:style-name="T1">magem(DSP), o primeiro núcleo SHA-3 compacto baseado em DSP é projetado para ambientes restritos de área enquanto o segundo núcleo SHA-3, o outro núcleo de 1600 bits é fornecido para aplicações de alta velocidade. A </text:span><text:span text:style-name="T8">FPGA</text:span><text:span text:style-name="T1"> utilizada foi a Xilinx UltraScale DSP48 slice.</text:span></text:p>
      <text:p text:style-name="P8"><text:span text:style-name="T1"/></text:p>
      <text:p text:style-name="P22"><text:soft-page-break/><text:span text:style-name="T1">Os dois projetos propostos de SHA-3 foram implementados e testados usando Xilinx Vivado 2014.4 segmentando </text:span><text:span text:style-name="T8">em </text:span><text:span text:style-name="T1">fatias de DSP </text:span><text:span text:style-name="T8">com </text:span><text:span text:style-name="T1">48 </text:span><text:span text:style-name="T8">bits na</text:span><text:span text:style-name="T1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9"><text:span text:style-name="T1"/></text:p>
      <text:p text:style-name="P13"><text:span text:style-name="T1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span></text:p>
      <text:p text:style-name="P8"><text:span text:style-name="T11"><text:tab/></text:span></text:p>
      <text:p text:style-name="P13"><text:span text:style-name="T11">Almejando o desenvolvimento do SHA-3, </text:span><text:span text:style-name="T9">Jayanti Sharma</text:span><text:bookmark-start text:name="ZOTERO_BREF_sGoKUnLYcxym"/><text:span text:style-name="T9">(SHARMA; KOPPAD, 2016)</text:span><text:bookmark-end text:name="ZOTERO_BREF_sGoKUnLYcxym"/><text:span text:style-name="T9">, </text:span><text:span text:style-name="T12">implement</text:span><text:span text:style-name="T11">ou</text:span><text:span text:style-name="T12"> em Virtex-7(FPGA) duas técnicas para melhorias tanto de desempenho,</text:span><text:span text:style-name="T11"> </text:span><text:span text:style-name="T12">quanto de eficiência energética do algoritmo de hash segu</text:span><text:span text:style-name="T13">ro</text:span><text:span text:style-name="T12">. Sendo elas Pipelined</text:span><text:bookmark-start text:name="ZOTERO_BREF_cjl6IzHFFFXE"/><text:span text:style-name="T12">(IOANNOU; MICHAIL; VOYIATZIS, 2015)</text:span><text:bookmark-end text:name="ZOTERO_BREF_cjl6IzHFFFXE"/><text:span text:style-name="T12"> </text:span><text:span text:style-name="T14">em que é aplicado registradores entre os blocos de mapeamentos do hash, e clock gating</text:span><text:bookmark-start text:name="ZOTERO_BREF_IPPni6fiaHYg"/><text:span text:style-name="T14">(PEDRAM, [s.d.])</text:span><text:bookmark-end text:name="ZOTERO_BREF_IPPni6fiaHYg"/><text:span text:style-name="T14"> implementando um Lath baseado em clock gating habilitando assim o sinal de clock somente quando necessário.</text:span></text:p>
      <text:p text:style-name="P8"><text:span text:style-name="T14"/></text:p>
      <text:p text:style-name="P13"><text:span text:style-name="T15">Com tais melhorias obteve-se uma elevação em desempenho saindo de 0.618MHz para 581MHz, </text:span><text:span text:style-name="T16">dalay de 1617 ns(nano segundos) para 1.718 ns embora o consumo total tenha aumento de 0.337W para 0.411W. Dai a técnica de </text:span><text:span text:style-name="T11">C</text:span><text:span text:style-name="T16">lock </text:span><text:span text:style-name="T11">G</text:span><text:span text:style-name="T16">ating entra em ação, reduzindo esse consumo total para 0.362W. Mesmo que, ao final do projeto o consumo energético tenha aumentado em 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8"><text:span text:style-name="T15"/></text:p>
      <text:p text:style-name="P13"><text:span text:style-name="T17">Como afirmado anteriormente, os estudo não só se expandiram no algoritmo KECCAK, mas também,</text:span><text:span text:style-name="T18"> Mohamed El-Haded</text:span><text:span text:style-name="T19">y</text:span><text:bookmark-start text:name="ZOTERO_BREF_WqSn96RIh19R"/><text:span text:style-name="T18">(EL-HADEDY et al., 2009)</text:span><text:bookmark-end text:name="ZOTERO_BREF_WqSn96RIh19R"/><text:span text:style-name="T18"> <text:s/></text:span><text:span text:style-name="T17">trouxe</text:span><text:span text:style-name="T20"> uma </text:span><text:soft-page-break/><text:span text:style-name="T20">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17">(baseado no algoritmo </text:span><text:span text:style-name="T21">Grøstl</text:span><text:span text:style-name="T17">)</text:span><text:span text:style-name="T20">. </text:span></text:p>
      <text:p text:style-name="P8"><text:span text:style-name="T20"><text:tab/></text:span></text:p>
      <text:p text:style-name="P13"><text:span text:style-name="T22">De acordo com trabalhos realizado por </text:span><text:span text:style-name="T20">Bernhard Jungk e Steffen Reith</text:span><text:bookmark-start text:name="ZOTERO_BREF_vR4Py32HSuEB"/><text:span text:style-name="T20">(JUNGK; REITH, 2010)</text:span><text:bookmark-end text:name="ZOTERO_BREF_vR4Py32HSuEB"/><text:span text:style-name="T23">, que apresenta tipos de implementação do </text:span><text:span text:style-name="T20">SHA-3(</text:span><text:span text:style-name="T21">Grøstl</text:span><text:span text:style-name="T20">), </text:span><text:span text:style-name="T22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17">C</text:span><text:span text:style-name="T22">omo enfoque </text:span><text:span text:style-name="T17">a </text:span><text:span text:style-name="T22">criar técnicas para deixar o projeto com baixo orçamento. Foi observado que mesmo com a diminuição de banda de transferência continua com uma boa taxa de velocidade. </text:span></text:p>
      <text:p text:style-name="P8"><text:span text:style-name="T22"><text:tab/></text:span></text:p>
      <text:p text:style-name="P13"><text:span text:style-name="T24">E</text:span><text:span text:style-name="T25">studos com o </text:span><text:span text:style-name="T24">mesmo</text:span><text:span text:style-name="T25"> intuito de minimizar recursos de hardware, realizados por Rabia Shahid</text:span><text:bookmark-start text:name="ZOTERO_BREF_ke3qnBLNbkwq"/><text:span text:style-name="T25">(SHAHID et al., 2011)</text:span><text:bookmark-end text:name="ZOTERO_BREF_ke3qnBLNbkwq"/><text:span text:style-name="T25"> </text:span><text:span text:style-name="T26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8"><text:span text:style-name="T25"/></text:p>
      <text:p text:style-name="P13"><text:span text:style-name="T24">Outro algoritmo</text:span><text:span text:style-name="T27"> finalista do concurso </text:span><text:span text:style-name="T28">promovido pelo NITS</text:span><text:span text:style-name="T27">, BLAKE, </text:span><text:span text:style-name="T24">também é alvo de </text:span><text:span text:style-name="T29">pesquisadores</text:span><text:span text:style-name="T24">.</text:span><text:span text:style-name="T27"> Arsalan et al</text:span><text:bookmark-start text:name="ZOTERO_BREF_THIYHLXqSvLL"/><text:span text:style-name="T27">(ARSALAN et al., 2013)</text:span><text:bookmark-end text:name="ZOTERO_BREF_THIYHLXqSvLL"/><text:span text:style-name="T27">, </text:span><text:span text:style-name="T30">por exemplo, </text:span><text:span text:style-name="T27">focado na eficiência da área utilizada de FPGA, implement</text:span><text:span text:style-name="T24">ou</text:span><text:span text:style-name="T27"> o algoritmo BLAKE na Xilinx Virtex 5 LX-50T, usando Horizontal Folding e pipelining, duas funções de <text:s/>Half-G. Os resultados mostra</text:span><text:span text:style-name="T31">ram</text:span><text:span text:style-name="T27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1"><text:soft-page-break/><text:tab/><text:span text:style-name="T33">#</text:span><text:span text:style-name="T35">Falar dos Dois artigos</text:span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5"><text:span text:style-name="T35">D</text:span><text:span text:style-name="T40">entre os trabalhos citados, destaca-se o consumo energético do modelo SHA-3 proposto por cada autor. No entanto, pouco ou nenhuma, técnica LOW POWER é aplicad</text:span><text:span text:style-name="T42">a</text:span><text:span text:style-name="T40"> no desenvolvimento e implementação dos modelos propostos. Dentre as técnicas utilizadas para redução do consumo energético, destaca-se, por sua efici</text:span><text:span text:style-name="T36">ê</text:span><text:span text:style-name="T40">ncia, a POWER GATING(GEORGE). POWER GATING</text:span><text:span text:style-name="T36"> é maneira mais eficiente de reduzir a energia estática (CHEN; LIN, 2008; UPASANI et al., 2009), Sathanur et al (SATHANUR; CALIMERA; et al., 2008) análisam a aplicação da técnica e demonstram a efetividade na redução do consumo de energia estática. </text:span><text:span text:style-name="T37">GEORGE realizou quatro estudos de caso: Decodificador BCD(Binary Coded Decimal) para display de sete segmentos em nível RTL</text:span><text:span text:style-name="T38">(R</text:span><text:span text:style-name="T41">egister-Transfer Level</text:span><text:span text:style-name="T38">)</text:span><text:span text:style-name="T37">, Decodificador BCD para display de sete segmentos em nível ESL, SPVR</text:span><text:span text:style-name="T38">(Speaker Verification)</text:span><text:span text:style-name="T37">, no nível ESL</text:span><text:span text:style-name="T38">(Embedded </text:span><text:span text:style-name="Emphasis"><text:span text:style-name="T38">Systems</text:span></text:span><text:span text:style-name="T38"> Letters)</text:span><text:span text:style-name="T37"> e o ultimo caso Decodificador MPEG-4, nos níveis ESL e RTL, <text:s/>e os resultados demonstraram a eficácia do método.</text:span></text:p>
      <text:p text:style-name="P1"/>
      <text:p text:style-name="P4">CHEN, S.; LIN, J. Experiences of low power design implementation and</text:p>
      <text:p text:style-name="P4">verification Proceedings of the 2008 Asia and South Pacific Design Automation Conference.</text:p>
      <text:p text:style-name="P4">Anais...IEEE, jan. 2008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Bibliográfia:</text:p>
      <text:p text:style-name="P2"/>
      <text:p text:style-name="P24"><text:bookmark-start text:name="ZOTERO_BREF_vCNO8SaYVzGv"/>ARSALAN, M. et al. <text:span text:style-name="T32">Compact hardware implementation of SHA-3 finalist blake on FPGA</text:span>. IEEE, dez. 2013Disponível em: &lt;http://ieeexplore.ieee.org/document/6743547/&gt;. Acesso em: 26 maio. 2017</text:p>
      <text:p text:style-name="P24">BALDWIN, B. et al. <text:span text:style-name="T32">FPGA Implementations of SHA-3 Candidates: CubeHash, Grøstl, LANE, Shabal and Spectral Hash</text:span>. IEEE, ago. 2009Disponível em: &lt;http://ieeexplore.ieee.org/document/5350099/&gt;. Acesso em: 26 maio. 2017</text:p>
      <text:p text:style-name="P24">DANG, Q. H. <text:span text:style-name="T32">Secure Hash Standard</text:span>. [s.l.] National Institute of Standards and Technology, jul. 2015. Disponível em: &lt;http://nvlpubs.nist.gov/nistpubs/FIPS/NIST.FIPS.180-4.pdf&gt;. Acesso em: 26 maio. 2017.</text:p>
      <text:p text:style-name="P24">EL-HADEDY, M. et al. <text:span text:style-name="T32">Low area FPGA and ASIC implementations of the hash function “Blue Midnight Wish-256”;</text:span> IEEE, dez. 2009Disponível em: &lt;http://ieeexplore.ieee.org/document/5383318/&gt;. Acesso em: 26 maio. 2017</text:p>
      <text:p text:style-name="P24">FIPS 180 - 1. <text:span text:style-name="T32">Secure Hash Standard(SHA-1)</text:span>. Disponível em: &lt;http://cpansearch.perl.org/src/GAAS/Digest-SHA1-2.13/fip180-1.html&gt;. Acesso em: 24 maio. 2017. </text:p>
      <text:p text:style-name="P24">FIPS 180 - 2. Secure Hash Signature Standard. <text:span text:style-name="T32">Secure Hash Standard</text:span>, p. 76, de agosto de 2002. </text:p>
      <text:p text:style-name="P24">FIPS 180 - 4. SHA-3 Standard: <text:s/>Permutation-Based Hash and <text:s/>Extendable-Output Functions. p. 37, ago. 2015. </text:p>
      <text:p text:style-name="P24"><text:soft-page-break/>IOANNOU, L.; MICHAIL, H. E.; VOYIATZIS, A. G. <text:span text:style-name="T32">High performance pipelined FPGA implementation of the SHA-3 hash algorithm</text:span>. IEEE, jun. 2015Disponível em: &lt;http://ieeexplore.ieee.org/document/7181868/&gt;. Acesso em: 26 maio. 2017</text:p>
      <text:p text:style-name="P24">JARVINEN, K.; TOMMISKA, M.; SKYTTA, J. Hardware Implementation Analysis of the MD5 Hash Algorithm. <text:span text:style-name="T32">Hardware Implementation Analysis of the MD5 Hash Algorithm</text:span>, p. 10, 2005. </text:p>
      <text:p text:style-name="P24">JUNGK, B.; REITH, S. <text:span text:style-name="T32">On FPGA-Based Implementations of the SHA-3 Candidate Grøstl</text:span>. IEEE, dez. 2010Disponível em: &lt;http://ieeexplore.ieee.org/document/5695325/&gt;. Acesso em: 26 maio. 2017</text:p>
      <text:p text:style-name="P24">KAHRI, F. et al. <text:span text:style-name="T32">An FPGA implementation of the SHA-3: The BLAKE hash function</text:span>. IEEE, de 2013Disponível em: &lt;http://ieeexplore.ieee.org/document/6564030/&gt;. Acesso em: 26 maio. 2017</text:p>
      <text:p text:style-name="P24">KUNDI, D.-S.; AZIZ, A. A low-power SHA-3 designs using embedded digital signal processing slice on FPGA. <text:span text:style-name="T32">Computers &amp; Electrical Engineering</text:span>, v. 55, p. 138–152, out. 2016. </text:p>
      <text:p text:style-name="P24">PEDRAM, M. Clock-Gating <text:s/>and Its Application to <text:s/>Low Power. <text:span text:style-name="T32">Clock-Gating <text:s/>and Its Application to <text:s/>Low Power Design of Sequential Circuits</text:span>, p. 14, [s.d.]. </text:p>
      <text:p text:style-name="P24">SHAHID, R. et al. <text:span text:style-name="T32">Use of embedded FPGA resources in implementations of 14 round 2 SHA-3 candidates</text:span>. IEEE, dez. 2011Disponível em: &lt;http://ieeexplore.ieee.org/document/6132680/&gt;. Acesso em: 26 maio. 2017</text:p>
      <text:p text:style-name="P24">SHARMA, J.; KOPPAD, D. <text:span text:style-name="T32">Low power and pipelined secure hashing algorithm-3(SHA-3)</text:span>. IEEE, dez. 2016Disponível em: &lt;http://ieeexplore.ieee.org/document/7839059/&gt;. Acesso em: 26 maio. 2017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ARiel" svg:font-family="ARie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069cm" fo:margin-bottom="1.931cm" fo:margin-left="2.951cm" fo:margin-right="2.0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1H14M6S</meta:editing-duration>
    <meta:editing-cycles>24</meta:editing-cycles>
    <meta:generator>LibreOffice/5.0.6.2$Linux_X86_64 LibreOffice_project/00$Build-2</meta:generator>
    <dc:date>2017-05-26T11:42:01.847301346</dc:date>
    <meta:document-statistic meta:table-count="0" meta:image-count="0" meta:object-count="0" meta:page-count="6" meta:paragraph-count="38" meta:word-count="1428" meta:character-count="9648" meta:non-whitespace-character-count="8223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DOI":"10.1016/j.compeleceng.2016.04.004","ISSN":"00457906","language":"en","author":[{"family":"Kundi","given":"Dur-e-Shahwar"},{"family":"Aziz","given":"Arshad"}],"issued":{"date-parts":[["2016",10]]}}}],"schema":"https:/</meta:user-defined>
    <meta:user-defined meta:name="ZOTERO_BREF_Hm4TfP6n1qqk_4" meta:value-type="string">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la</meta:user-defined>
    <meta:user-defined meta:name="ZOTERO_BREF_IPPni6fiaHYg_3" meta:value-type="string">nguage":"en","author":[{"family":"PEDRAM","given":"Massoud"}]}}],"schema":"https://github.com/citation-style-language/schema/raw/master/csl-citation.json"}</meta:user-defined>
    <meta:user-defined meta:name="ZOTERO_BREF_IkcT1GOFklfF_1" meta:value-type="string"/>
    <meta:user-defined meta:name="ZOTERO_BREF_K0LzOczTffZ4_1" meta:value-type="string"/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author":[{"family":"JARVINEN","given":"Kimmo"},{"family":"TOMMISKA","given":"Matti"},{"family":"SKYTTA","given":"Jorma"}],"issued":{"date-parts":[["2005"]]}}}],"schema":"https://github.com/citation-style-language/schema/raw/maste</meta:user-defined>
    <meta:user-defined meta:name="ZOTERO_BREF_Pk7sTmmY1wkC_4" meta:value-type="string">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9"&gt;&lt;session id="VwFjbtdC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